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4184" officeooo:paragraph-rsid="00084184"/>
    </style:style>
    <style:style style:name="P2" style:family="paragraph" style:parent-style-name="Standard">
      <style:text-properties officeooo:rsid="0009e2f3" officeooo:paragraph-rsid="000a8419"/>
    </style:style>
    <style:style style:name="P3" style:family="paragraph" style:parent-style-name="Standard">
      <style:text-properties officeooo:rsid="000af2f5" officeooo:paragraph-rsid="000af2f5"/>
    </style:style>
    <style:style style:name="P4" style:family="paragraph" style:parent-style-name="Text_20_body">
      <style:text-properties officeooo:rsid="00084184" officeooo:paragraph-rsid="00084184"/>
    </style:style>
    <style:style style:name="T1" style:family="text">
      <style:text-properties fo:font-weight="normal" style:font-weight-asian="normal" style:font-weight-complex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soko7awen.github.io/n220LabS23/Labs/functions1/index.html" text:style-name="Internet_20_link" text:visited-style-name="Visited_20_Internet_20_Link"><text:span text:style-name="Strong_20_Emphasis"><text:span text:style-name="T1">https://soko7awen.github.io/n220LabS23/Labs/functions1/index.html</text:span></text:span></text:a></text:p>
      <text:p text:style-name="P4"><text:a xlink:type="simple" xlink:href="https://github.com/soko7awen/n220LabS23/tree/main/Labs/functions1" text:style-name="Internet_20_link" text:visited-style-name="Visited_20_Internet_20_Link"><text:span text:style-name="Strong_20_Emphasis"><text:span text:style-name="T1">https://github.com/soko7awen/n220LabS23/tree/main/Labs/functions1</text:span></text:span></text:a></text:p>
      <text:p text:style-name="P1"/>
      <text:p text:style-name="P2">Reflection: </text:p>
      <text:p text:style-name="P3">Overall, I felt pretty comfortable with this assignment. Although, I’m really hoping I did the algorithm check correctly (because I forgot to do that last time). My code could maybe be a bit prettier, but it gets the job do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2:22:04.521836641</meta:creation-date>
    <dc:date>2023-01-31T13:00:04.063640449</dc:date>
    <meta:editing-duration>PT11M30S</meta:editing-duration>
    <meta:editing-cycles>4</meta:editing-cycles>
    <meta:generator>LibreOffice/7.4.3.2$Linux_X86_64 LibreOffice_project/40$Build-2</meta:generator>
    <meta:document-statistic meta:table-count="0" meta:image-count="0" meta:object-count="0" meta:page-count="1" meta:paragraph-count="4" meta:word-count="43" meta:character-count="368" meta:non-whitespace-character-count="328"/>
  </office:meta>
</office:document-meta>
</file>